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0898f9" officeooo:paragraph-rsid="000898f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898f9" officeooo:paragraph-rsid="00089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8ff80" officeooo:paragraph-rsid="0008ff8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898f9" officeooo:paragraph-rsid="000898f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898f9" officeooo:paragraph-rsid="000898f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8ff80" officeooo:paragraph-rsid="0008ff8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898f9" officeooo:paragraph-rsid="0008ff8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2f378" officeooo:paragraph-rsid="0012f37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f4dd" officeooo:paragraph-rsid="000cf4d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f4dd" officeooo:paragraph-rsid="000f743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aca0" officeooo:paragraph-rsid="0012f3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898f9" officeooo:paragraph-rsid="000898f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4292e" style:font-name="Liberation Serif" fo:font-size="12pt" fo:letter-spacing="normal" fo:font-style="normal" fo:font-weight="normal" officeooo:rsid="000898f9" officeooo:paragraph-rsid="000898f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898f9" officeooo:paragraph-rsid="000898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0898f9" officeooo:paragraph-rsid="000898f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2f378" officeooo:paragraph-rsid="001a410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631ef" officeooo:paragraph-rsid="001631e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631ef" officeooo:paragraph-rsid="001a410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89910" officeooo:paragraph-rsid="001a410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aca0" officeooo:paragraph-rsid="0012f37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dca61" officeooo:paragraph-rsid="000dca6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a4100" officeooo:paragraph-rsid="001a410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898f9" officeooo:paragraph-rsid="000898f9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7b78" style:font-weight-asian="normal" style:font-weight-complex="normal"/>
    </style:style>
    <style:style style:name="T3" style:family="text">
      <style:text-properties fo:font-weight="normal" officeooo:rsid="0013aca0" style:font-weight-asian="normal" style:font-weight-complex="normal"/>
    </style:style>
    <style:style style:name="T4" style:family="text">
      <style:text-properties fo:font-weight="normal" officeooo:rsid="001631ef" style:font-weight-asian="normal" style:font-weight-complex="normal"/>
    </style:style>
    <style:style style:name="T5" style:family="text">
      <style:text-properties fo:font-weight="normal" officeooo:rsid="001a4100" style:font-weight-asian="normal" style:font-weight-complex="normal"/>
    </style:style>
    <style:style style:name="T6" style:family="text">
      <style:text-properties fo:font-weight="normal" officeooo:rsid="001b83db" style:font-weight-asian="normal" style:font-weight-complex="normal"/>
    </style:style>
    <style:style style:name="T7" style:family="text">
      <style:text-properties officeooo:rsid="0012413e"/>
    </style:style>
    <style:style style:name="T8" style:family="text">
      <style:text-properties officeooo:rsid="0013aca0"/>
    </style:style>
    <style:style style:name="T9" style:family="text">
      <style:text-properties officeooo:rsid="00189910"/>
    </style:style>
    <style:style style:name="T10" style:family="text">
      <style:text-properties officeooo:rsid="001a41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ssell N. Brown</text:p>
      <text:p text:style-name="P12">(301) 908-0995 | <text:a xlink:type="simple" xlink:href="mailto:r.n.brown314@gmail.com" text:style-name="Internet_20_link" text:visited-style-name="Visited_20_Internet_20_Link">r.n.brown314@gmail.com</text:a></text:p>
      <text:p text:style-name="P15"/>
      <text:p text:style-name="P14">I am a data scientist seeking to visualize and provide useful analysis of .... I take pride in acquiring a fundamental understanding of the issues at hand and helping others <text:span text:style-name="T7">to </text:span>achieve the same. I use methodical and data-driven analysis to determine the best course of action in the face of uncertain outcomes.</text:p>
      <text:p text:style-name="P13"/>
      <text:p text:style-name="P5">Skills:</text:p>
      <text:p text:style-name="P5"/>
      <text:p text:style-name="P10">Python, SQL, <text:span text:style-name="T10">Machine Learning, Natural Language Processing</text:span></text:p>
      <text:p text:style-name="P9">Java, MATLAB, Wolfram Mathematica, SAS</text:p>
      <text:p text:style-name="P21">Mandarin Chinese (conversational)</text:p>
      <text:p text:style-name="P22"/>
      <text:p text:style-name="P6"/>
      <text:p text:style-name="P5">Experience:</text:p>
      <text:p text:style-name="P5"/>
      <text:p text:style-name="P18"><text:span text:style-name="T9">Data Science Immersive Student</text:span>: <text:span text:style-name="T1">June 2017 – September 2017</text:span></text:p>
      <text:p text:style-name="P19">General Assembly, <text:span text:style-name="T1">Washington, D.C.</text:span></text:p>
      <text:p text:style-name="P18"><text:span text:style-name="T1"><text:tab/></text:span></text:p>
      <text:p text:style-name="P16"><text:span text:style-name="T4"><text:tab/>- Used machine-learning to build models</text:span></text:p>
      <text:p text:style-name="P16"><text:span text:style-name="T4"><text:tab/></text:span></text:p>
      <text:p text:style-name="P16"><text:span text:style-name="T4"/></text:p>
      <text:p text:style-name="P16">Professional Poker Player: <text:span text:style-name="T3">August 2015 – June 2017</text:span></text:p>
      <text:p text:style-name="P19">Self-Employed</text:p>
      <text:p text:style-name="P16"><text:span text:style-name="T3"/></text:p>
      <text:p text:style-name="P16"><text:span text:style-name="T3"><text:tab/>- </text:span><text:span text:style-name="T4">Made decisive decisions based on constantly changing information</text:span></text:p>
      <text:p text:style-name="P16"><text:span text:style-name="T4"><text:tab/>- </text:span><text:span text:style-name="T6">Studied new literature and applied what I learned to make a consistent profit</text:span></text:p>
      <text:p text:style-name="P18"><text:span text:style-name="T5"><text:tab/>- </text:span><text:span text:style-name="T6">Watching people</text:span></text:p>
      <text:p text:style-name="P18"><text:span text:style-name="T6"><text:tab/>- 80 hrs a week / discipline</text:span></text:p>
      <text:p text:style-name="P5"/>
      <text:p text:style-name="P8">Data Collector: <text:span text:style-name="T1">May 2015 – August 2015</text:span></text:p>
      <text:p text:style-name="P8">Gorove-Slad<text:span text:style-name="T8">e Associates Inc., </text:span><text:span text:style-name="T3">Washington, D.C.</text:span></text:p>
      <text:p text:style-name="P11"><text:tab/></text:p>
      <text:p text:style-name="P11"><text:tab/>- Collected data for DDOT’s Trip-Gen Study</text:p>
      <text:p text:style-name="P11"><text:tab/>- <text:span text:style-name="T9">Surveyed individuals across D.C for 6 hours a day</text:span></text:p>
      <text:p text:style-name="P17"><text:span text:style-name="T1"/></text:p>
      <text:p text:style-name="P5">Education:</text:p>
      <text:p text:style-name="P5"/>
      <text:p text:style-name="P7">General Assembly: <text:span text:style-name="T1">Data Science Immersive, June 2017 – September 2017</text:span></text:p>
      <text:p text:style-name="P5"/>
      <text:p text:style-name="P2">University of Maryland, College Park: <text:span text:style-name="T1">Bachelor of Science in Mathematics, May 2017</text:span></text:p>
      <text:p text:style-name="P4"/>
      <text:p text:style-name="P3">Society of Actuaries: <text:span text:style-name="T1">Exam P, </text:span><text:span text:style-name="T2">July</text:span><text:span text:style-name="T1"> 2014; Exam FM, February 2015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8:47:32.542397586</meta:creation-date>
    <dc:date>2017-07-25T17:58:23.224157377</dc:date>
    <meta:editing-duration>PT34M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97" meta:character-count="1306" meta:non-whitespace-character-count="1120"/>
  </office:meta>
</office:document-meta>
</file>